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1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08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0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0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0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0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3-0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1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0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0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1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1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7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3-2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3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2-0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1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2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3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2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1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0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9-02-0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1-0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1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7-01-1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6-11-1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6-09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6-04-2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6-02-0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5-10-2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5-07-16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5-04-0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5-01-12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4-10-0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4-07-22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4-02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3-12-0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3-07-1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3-04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2-09-2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1-03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0-08-1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0-05-2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10-03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9-07-2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9-05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9-02-2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8-11-0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8-07-1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8-05-0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8-02-1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7-10-2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7-07-0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7-06-0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7-02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6-10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6-07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6-04-1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6-02-0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5-10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5-07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5-04-2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5-02-0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4-10-2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4-07-2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4-05-0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200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199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198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519090481801</text:p>
          </table:table-cell>
          <table:table-cell office:value-type="string" calcext:value-type="string">
            <text:p>SH-48</text:p>
          </table:table-cell>
          <table:table-cell office:value-type="string" calcext:value-type="string">
            <text:p>198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784" meta:object-count="0"/>
    <meta:user-defined meta:name="AppVersion">3.0</meta:user-defined>
  </office:meta>
</office:document-meta>
</file>